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104" officeooo:paragraph-rsid="0001e104"/>
    </style:style>
    <style:style style:name="P2" style:family="paragraph" style:parent-style-name="Standard">
      <style:text-properties officeooo:paragraph-rsid="0001e104"/>
    </style:style>
    <style:style style:name="P3" style:family="paragraph" style:parent-style-name="Standard">
      <style:text-properties fo:font-weight="bold" officeooo:rsid="0001e104" officeooo:paragraph-rsid="0001e104" style:font-weight-asian="bold" style:font-weight-complex="bold"/>
    </style:style>
    <style:style style:name="P4" style:family="paragraph" style:parent-style-name="Standard">
      <style:text-properties fo:font-weight="bold" officeooo:paragraph-rsid="0001e104" style:font-weight-asian="bold" style:font-weight-complex="bold"/>
    </style:style>
    <style:style style:name="P5" style:family="paragraph" style:parent-style-name="Standard">
      <style:text-properties fo:font-size="14pt" fo:font-weight="bold" officeooo:rsid="00020283" officeooo:paragraph-rsid="0002028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020283" officeooo:paragraph-rsid="00020283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weight="normal" officeooo:rsid="0001e104" officeooo:paragraph-rsid="0001e104" style:font-weight-asian="normal" style:font-weight-complex="normal"/>
    </style:style>
    <style:style style:name="P8" style:family="paragraph" style:parent-style-name="Standard">
      <style:text-properties fo:font-weight="normal" officeooo:paragraph-rsid="0001e104" style:font-weight-asian="normal" style:font-weight-complex="normal"/>
    </style:style>
    <style:style style:name="T1" style:family="text">
      <style:text-properties officeooo:rsid="0001e1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e10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FRACTIONALKNAPSACK</text:p>
      <text:p text:style-name="Standard">#include&lt;iostream&gt;</text:p>
      <text:p text:style-name="Standard">#include&lt;algorithm&gt;</text:p>
      <text:p text:style-name="Standard">using namespace std;</text:p>
      <text:p text:style-name="Standard"><text:s/></text:p>
      <text:p text:style-name="Standard">struct Item{</text:p>
      <text:p text:style-name="Standard"><text:s/>int value;</text:p>
      <text:p text:style-name="Standard"><text:s/>int weight;</text:p>
      <text:p text:style-name="Standard"><text:s/>};</text:p>
      <text:p text:style-name="Standard"><text:s/></text:p>
      <text:p text:style-name="Standard"><text:s/>bool comp(Item a, Item b){</text:p>
      <text:p text:style-name="Standard"><text:s text:c="6"/>double r1 = (double)a.value/(double)a.weight; </text:p>
      <text:p text:style-name="Standard"><text:s text:c="6"/>double r2 = (double)b.value/(double)b.weight; </text:p>
      <text:p text:style-name="Standard"><text:s text:c="6"/>return r1&gt;r2;</text:p>
      <text:p text:style-name="Standard"><text:s text:c="6"/>}</text:p>
      <text:p text:style-name="Standard"><text:s text:c="6"/></text:p>
      <text:p text:style-name="Standard"><text:tab/>double fractionalknapsack(int w, Item arr[], int n){</text:p>
      <text:p text:style-name="Standard"><text:tab/>sort(arr,arr + n, comp);</text:p>
      <text:p text:style-name="Standard"><text:tab/>int curr_weight =0;</text:p>
      <text:p text:style-name="Standard"><text:tab/>double final_profit = 0.0;</text:p>
      <text:p text:style-name="Standard"><text:s text:c="4"/>for(int i= 0; i&lt;n; i++)</text:p>
      <text:p text:style-name="Standard"><text:s text:c="4"/>{</text:p>
      <text:p text:style-name="Standard"><text:tab/>if(curr_weight + arr[i].weight &lt;= w)</text:p>
      <text:p text:style-name="Standard"><text:tab/>{</text:p>
      <text:p text:style-name="Standard"><text:tab/>curr_weight += arr[i].weight;</text:p>
      <text:p text:style-name="Standard"><text:tab/>final_profit += arr[i].value;</text:p>
      <text:p text:style-name="Standard"><text:tab/>}</text:p>
      <text:p text:style-name="Standard">else</text:p>
      <text:p text:style-name="Standard"><text:tab/>{</text:p>
      <text:p text:style-name="Standard"><text:tab/>int remain = w - curr_weight;</text:p>
      <text:p text:style-name="Standard"><text:tab/>final_profit += (double)arr[i].value/(double)arr[i].weight*(double)remain;</text:p>
      <text:p text:style-name="Standard"><text:tab/>break;</text:p>
      <text:p text:style-name="Standard"><text:tab/>}</text:p>
      <text:p text:style-name="Standard"><text:s text:c="3"/>}</text:p>
      <text:p text:style-name="Standard">return final_profit;</text:p>
      <text:p text:style-name="Standard">}</text:p>
      <text:p text:style-name="Standard"/>
      <text:p text:style-name="Standard"><text:s text:c="4"/>int main(){</text:p>
      <text:p text:style-name="Standard"><text:tab/>int w,n;</text:p>
      <text:p text:style-name="Standard"><text:tab/>cout&lt;&lt;"enter max weight: ";</text:p>
      <text:p text:style-name="Standard"><text:tab/>cin&gt;&gt; w;</text:p>
      <text:p text:style-name="Standard"><text:tab/>cout&lt;&lt;"enter no of elements: ";</text:p>
      <text:p text:style-name="Standard"><text:tab/>cin&gt;&gt;n;</text:p>
      <text:p text:style-name="Standard"><text:tab/>Item arr[n];</text:p>
      <text:p text:style-name="Standard"><text:s text:c="4"/>for(int i=0; i&lt;n; i++)</text:p>
      <text:p text:style-name="Standard"><text:tab/>{</text:p>
      <text:p text:style-name="Standard"><text:tab/>cin&gt;&gt; arr[i].value&gt;&gt;arr[i].weight;</text:p>
      <text:p text:style-name="Standard"><text:tab/>}</text:p>
      <text:p text:style-name="Standard"><text:tab/>cout&lt;&lt;"\nThe final profit is: "&lt;&lt;fractionalknapsack(w,arr,n);</text:p>
      <text:p text:style-name="Standard"><text:tab/>return 0;</text:p>
      <text:p text:style-name="P2"><text:s text:c="8"/>} <text:s text:c="6"/></text:p>
      <text:p text:style-name="P2"><text:soft-page-break/></text:p>
      <text:p text:style-name="P4"><text:span text:style-name="T1">ZERO-ONE KNAPSACK</text:span></text:p>
      <text:p text:style-name="P2"/>
      <text:p text:style-name="P2">#include&lt;stdio.h&gt;</text:p>
      <text:p text:style-name="P2">#include&lt;stdlib.h&gt;</text:p>
      <text:p text:style-name="P2">#include&lt;iostream&gt;</text:p>
      <text:p text:style-name="P2">#include&lt;algorithm&gt;</text:p>
      <text:p text:style-name="P2">using namespace std;</text:p>
      <text:p text:style-name="P2"/>
      <text:p text:style-name="P2"><text:tab/>int knapsack(int w, int wt[], int val[],int n){</text:p>
      <text:p text:style-name="P2"><text:tab/><text:tab/>if(n==0 || w==0)</text:p>
      <text:p text:style-name="P2"><text:tab/><text:tab/>return 0;</text:p>
      <text:p text:style-name="P2"><text:tab/><text:tab/>if(wt[n-1] &gt; w)</text:p>
      <text:p text:style-name="P2"><text:tab/><text:tab/>return knapsack(w,wt,val,n-1);</text:p>
      <text:p text:style-name="P2"><text:tab/><text:tab/>else </text:p>
      <text:p text:style-name="P2"><text:tab/><text:tab/>return max(val[n-1] + knapsack(w-wt[n-1],wt,val,n-1) , knapsack(w,wt,val,n-1));</text:p>
      <text:p text:style-name="P2"><text:tab/><text:tab/>}</text:p>
      <text:p text:style-name="P2"><text:tab/><text:tab/></text:p>
      <text:p text:style-name="P2"><text:tab/>int main(){</text:p>
      <text:p text:style-name="P2"><text:tab/><text:tab/>int wt[]={60,100,120};</text:p>
      <text:p text:style-name="P2"><text:tab/><text:tab/>int val[]= {10,20,30};</text:p>
      <text:p text:style-name="P2"><text:tab/><text:tab/>int w= 50;</text:p>
      <text:p text:style-name="P2"><text:tab/><text:tab/>int n=3;</text:p>
      <text:p text:style-name="P2"><text:tab/><text:tab/>cout&lt;&lt; knapsack(w,wt,val,n);</text:p>
      <text:p text:style-name="P2"><text:tab/><text:tab/>return 0;</text:p>
      <text:p text:style-name="P2"><text:tab/><text:tab/>}</text:p>
      <text:p text:style-name="P2"><text:tab/><text:tab/></text:p>
      <text:p text:style-name="P2"><text:tab/><text:tab/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N-QUEEN</text:span> </text:p>
      <text:p text:style-name="P2"><text:span text:style-name="T1">#inclued&lt;stdi</text:span>o.h&gt;</text:p>
      <text:p text:style-name="P2">#include&lt;stdlib.h&gt;</text:p>
      <text:p text:style-name="P2">#include&lt;math.h&gt;</text:p>
      <text:p text:style-name="P2">#include&lt;string.h&gt;</text:p>
      <text:p text:style-name="P2"/>
      <text:p text:style-name="P2">int board[30], count=1;</text:p>
      <text:p text:style-name="P2"/>
      <text:p text:style-name="P2">int main(){</text:p>
      <text:p text:style-name="P2"><text:tab/>int n,i,j;</text:p>
      <text:p text:style-name="P2"><text:tab/>void queen(int row, int n);</text:p>
      <text:p text:style-name="P2"><text:tab/>printf("\n\nEnter the number of queens : ");</text:p>
      <text:p text:style-name="P2"><text:tab/>scanf("%d", &amp;n);</text:p>
      <text:p text:style-name="P2"><text:tab/>queen(1,n);</text:p>
      <text:p text:style-name="P2"><text:tab/>return 0;</text:p>
      <text:p text:style-name="P2"><text:tab/>}</text:p>
      <text:p text:style-name="P2"><text:tab/></text:p>
      <text:p text:style-name="P2">void print(int n){</text:p>
      <text:p text:style-name="P2"><text:tab/>int i,j;</text:p>
      <text:p text:style-name="P2"><text:tab/>printf("\n\n Solution %d : ", count++);</text:p>
      <text:p text:style-name="P2"><text:tab/>for(i=1; i&lt;=n; i++){</text:p>
      <text:p text:style-name="P2"><text:tab/>printf("\t%d " ,i);</text:p>
      <text:p text:style-name="P2"><text:tab/>}</text:p>
      <text:p text:style-name="P2"><text:tab/></text:p>
      <text:p text:style-name="P2"><text:tab/>for(i=1; i&lt;=n; i++){</text:p>
      <text:p text:style-name="P2"><text:tab/>printf( "\n\t%d", i);</text:p>
      <text:p text:style-name="P2"><text:tab/>for(j=1; j&lt;=n; j++){</text:p>
      <text:p text:style-name="P2"><text:tab/>if(board[i] == j)</text:p>
      <text:p text:style-name="P2"><text:tab/>printf("\tQ");</text:p>
      <text:p text:style-name="P2"><text:tab/>else </text:p>
      <text:p text:style-name="P2"><text:tab/>printf("\t-");</text:p>
      <text:p text:style-name="P2"><text:tab/>}</text:p>
      <text:p text:style-name="P2"><text:tab/>}</text:p>
      <text:p text:style-name="P2"><text:tab/>printf("\n");</text:p>
      <text:p text:style-name="P2">}</text:p>
      <text:p text:style-name="P2"><text:tab/></text:p>
      <text:p text:style-name="P2">int place(int row,int column){</text:p>
      <text:p text:style-name="P2"><text:tab/>int i;</text:p>
      <text:p text:style-name="P2"><text:tab/>for(i=1; i&lt;=row-1;i++){</text:p>
      <text:p text:style-name="P2"><text:tab/>if(board[i] == column){</text:p>
      <text:p text:style-name="P2"><text:tab/><text:tab/>return 0;</text:p>
      <text:p text:style-name="P2"><text:tab/>}</text:p>
      <text:p text:style-name="P2"><text:tab/>else{</text:p>
      <text:p text:style-name="P2"><text:tab/><text:tab/>if(abs(board[i] - column) == abs(i - row)) </text:p>
      <text:p text:style-name="P2"><text:tab/><text:tab/>return 0;<text:tab/></text:p>
      <text:p text:style-name="P2"><text:tab/>}</text:p>
      <text:p text:style-name="P2"><text:tab/>}</text:p>
      <text:p text:style-name="P2"><text:tab/>return 1;</text:p>
      <text:p text:style-name="P2">}</text:p>
      <text:p text:style-name="P2"><text:tab/></text:p>
      <text:p text:style-name="P2">void queen(int row, int n){</text:p>
      <text:p text:style-name="P2"><text:tab/>int column;</text:p>
      <text:p text:style-name="P2"><text:soft-page-break/><text:tab/>for(column=1; column&lt;=n; column++){</text:p>
      <text:p text:style-name="P2"><text:tab/><text:tab/>if(place(row,column)){</text:p>
      <text:p text:style-name="P2"><text:tab/><text:tab/><text:tab/>board[row] = column;</text:p>
      <text:p text:style-name="P2"><text:tab/><text:tab/>if(row == n) print(n);</text:p>
      <text:p text:style-name="P2"><text:tab/><text:tab/>else queen(row + 1, n);</text:p>
      <text:p text:style-name="P2"><text:tab/>}</text:p>
      <text:p text:style-name="P2"><text:tab/>}<text:tab/></text:p>
      <text:p text:style-name="P2">}</text:p>
      <text:p text:style-name="P2"/>
      <text:p text:style-name="P2"><text:span text:style-name="T3">BELLMANFORD</text:span></text:p>
      <text:p text:style-name="P1"/>
      <text:p text:style-name="P1">#include&lt;stdlib.h&gt;</text:p>
      <text:p text:style-name="P1">#include&lt;stdio.h&gt;</text:p>
      <text:p text:style-name="P1">#include&lt;iostream&gt;</text:p>
      <text:p text:style-name="P1">#include&lt;vector&gt;</text:p>
      <text:p text:style-name="P1">const int INF = 1e9;</text:p>
      <text:p text:style-name="P1"/>
      <text:p text:style-name="P1">using namespace std;</text:p>
      <text:p text:style-name="P1"/>
      <text:p text:style-name="P1">int main(){</text:p>
      <text:p text:style-name="P1"><text:s text:c="4"/>int n,m;</text:p>
      <text:p text:style-name="P1"><text:s text:c="4"/>cout&lt;&lt;"Enter number of Vertices: ";</text:p>
      <text:p text:style-name="P1"><text:s text:c="4"/>cin&gt;&gt;n;</text:p>
      <text:p text:style-name="P1"><text:s text:c="4"/>cout&lt;&lt;"Enter the number of Edges: ";</text:p>
      <text:p text:style-name="P1"><text:s text:c="4"/>cin&gt;&gt;m;</text:p>
      <text:p text:style-name="P1"><text:s text:c="4"/>vector&lt;vector&lt;int&gt;&gt; edges;</text:p>
      <text:p text:style-name="P1"><text:s text:c="4"/>for(int i=0; i&lt;m; i++){</text:p>
      <text:p text:style-name="P1"><text:s text:c="8"/>int u,v,w;</text:p>
      <text:p text:style-name="P1"><text:s text:c="8"/>cout&lt;&lt;"Enter edges: ";</text:p>
      <text:p text:style-name="P1"><text:s text:c="8"/>cin&gt;&gt;u&gt;&gt;v&gt;&gt;w;</text:p>
      <text:p text:style-name="P1"><text:s text:c="8"/>edges.push_back({u,v,w});</text:p>
      <text:p text:style-name="P1"><text:s text:c="4"/>}</text:p>
      <text:p text:style-name="P1"><text:s text:c="4"/>int src;</text:p>
      <text:p text:style-name="P1"><text:s text:c="4"/>cout&lt;&lt;"Enter the source vertex: ";</text:p>
      <text:p text:style-name="P1"><text:s text:c="4"/>cin&gt;&gt;src;</text:p>
      <text:p text:style-name="P1"><text:s text:c="4"/>vector&lt;int&gt; dist(n,INF);</text:p>
      <text:p text:style-name="P1"><text:s text:c="4"/>dist[src]=0;</text:p>
      <text:p text:style-name="P1"/>
      <text:p text:style-name="P1"><text:s text:c="4"/>for(int iter=0; iter&lt;n-1; iter++){</text:p>
      <text:p text:style-name="P1"><text:s text:c="4"/>for(auto e : edges){</text:p>
      <text:p text:style-name="P1"><text:s text:c="8"/>int u = e[0];</text:p>
      <text:p text:style-name="P1"><text:s text:c="8"/>int v = e[1];</text:p>
      <text:p text:style-name="P1"><text:s text:c="8"/>int w = e[2];</text:p>
      <text:p text:style-name="P1"/>
      <text:p text:style-name="P1"><text:s text:c="8"/>dist[v] = min(dist[v],w+dist[u]);</text:p>
      <text:p text:style-name="P1"><text:s text:c="4"/>}</text:p>
      <text:p text:style-name="P1"><text:s text:c="4"/>}</text:p>
      <text:p text:style-name="P1"><text:s text:c="4"/>for(auto i : dist){</text:p>
      <text:p text:style-name="P1"><text:s text:c="8"/>cout&lt;&lt;i;</text:p>
      <text:p text:style-name="P1"><text:s text:c="8"/>cout&lt;&lt;"\n";</text:p>
      <text:p text:style-name="P1"><text:s text:c="4"/>}</text:p>
      <text:p text:style-name="P1">}</text:p>
      <text:p text:style-name="P5"><text:soft-page-break/>TSE</text:p>
      <text:p text:style-name="P6"/>
      <text:p text:style-name="P6">#include&lt;stdio.h&gt;</text:p>
      <text:p text:style-name="P6">#include&lt;stdlib.h&gt;</text:p>
      <text:p text:style-name="P6">#include&lt;math.h&gt;</text:p>
      <text:p text:style-name="P6"/>
      <text:p text:style-name="P6">const int N = 4;</text:p>
      <text:p text:style-name="P6"/>
      <text:p text:style-name="P6"/>
      <text:p text:style-name="P6">int final_path[N + 1];</text:p>
      <text:p text:style-name="P6"/>
      <text:p text:style-name="P6"/>
      <text:p text:style-name="P6">bool visited[N];</text:p>
      <text:p text:style-name="P6"/>
      <text:p text:style-name="P6"/>
      <text:p text:style-name="P6">int final_res = INT_MAX;</text:p>
      <text:p text:style-name="P6"/>
      <text:p text:style-name="P6"/>
      <text:p text:style-name="P6">void copyToFinal(int curr_path[])</text:p>
      <text:p text:style-name="P6">{</text:p>
      <text:p text:style-name="P6"><text:s text:c="4"/>for (int i = 0; i &lt; N; i++)</text:p>
      <text:p text:style-name="P6"><text:s text:c="8"/>final_path[i] = curr_path[i];</text:p>
      <text:p text:style-name="P6"><text:s text:c="4"/>final_path[N] = curr_path[0];</text:p>
      <text:p text:style-name="P6">}</text:p>
      <text:p text:style-name="P6"/>
      <text:p text:style-name="P6"/>
      <text:p text:style-name="P6">int firstMin(int adj[N][N], int i)</text:p>
      <text:p text:style-name="P6">{</text:p>
      <text:p text:style-name="P6"><text:s text:c="4"/>int min = INT_MAX;</text:p>
      <text:p text:style-name="P6"><text:s text:c="4"/>for (int k = 0; k &lt; N; k++)</text:p>
      <text:p text:style-name="P6"><text:s text:c="8"/>if (adj[i][k] &lt; min &amp;&amp; i != k)</text:p>
      <text:p text:style-name="P6"><text:s text:c="12"/>min = adj[i][k];</text:p>
      <text:p text:style-name="P6"><text:s text:c="4"/>return min;</text:p>
      <text:p text:style-name="P6">}</text:p>
      <text:p text:style-name="P6"/>
      <text:p text:style-name="P6"/>
      <text:p text:style-name="P6">int secondMin(int adj[N][N], int i)</text:p>
      <text:p text:style-name="P6">{</text:p>
      <text:p text:style-name="P6"><text:s text:c="4"/>int first = INT_MAX, second = INT_MAX;</text:p>
      <text:p text:style-name="P6"><text:s text:c="4"/>for (int j = 0; j &lt; N; j++)</text:p>
      <text:p text:style-name="P6"><text:s text:c="4"/>{</text:p>
      <text:p text:style-name="P6"><text:s text:c="8"/>if (i == j)</text:p>
      <text:p text:style-name="P6"><text:s text:c="12"/>continue;</text:p>
      <text:p text:style-name="P6"/>
      <text:p text:style-name="P6"><text:s text:c="8"/>if (adj[i][j] &lt;= first)</text:p>
      <text:p text:style-name="P6"><text:soft-page-break/><text:s text:c="8"/>{</text:p>
      <text:p text:style-name="P6"><text:s text:c="12"/>second = first;</text:p>
      <text:p text:style-name="P6"><text:s text:c="12"/>first = adj[i][j];</text:p>
      <text:p text:style-name="P6"><text:s text:c="8"/>}</text:p>
      <text:p text:style-name="P6"><text:s text:c="8"/>else if (adj[i][j] &lt;= second &amp;&amp;</text:p>
      <text:p text:style-name="P6"><text:s text:c="17"/>adj[i][j] != first)</text:p>
      <text:p text:style-name="P6"><text:s text:c="12"/>second = adj[i][j];</text:p>
      <text:p text:style-name="P6"><text:s text:c="4"/>}</text:p>
      <text:p text:style-name="P6"><text:s text:c="4"/>return second;</text:p>
      <text:p text:style-name="P6">}</text:p>
      <text:p text:style-name="P6"/>
      <text:p text:style-name="P6"/>
      <text:p text:style-name="P6">void TSPRec(int adj[N][N], int curr_bound, int curr_weight,</text:p>
      <text:p text:style-name="P6"><text:s text:c="12"/>int level, int curr_path[])</text:p>
      <text:p text:style-name="P6">{</text:p>
      <text:p text:style-name="P6"><text:s text:c="4"/></text:p>
      <text:p text:style-name="P6"><text:s text:c="4"/>if (level == N)</text:p>
      <text:p text:style-name="P6"><text:s text:c="4"/>{</text:p>
      <text:p text:style-name="P6"><text:s text:c="7"/></text:p>
      <text:p text:style-name="P6"><text:s text:c="8"/>if (adj[curr_path[level - 1]][curr_path[0]] != 0)</text:p>
      <text:p text:style-name="P6"><text:s text:c="8"/>{</text:p>
      <text:p text:style-name="P6"><text:s text:c="12"/></text:p>
      <text:p text:style-name="P6"><text:s text:c="12"/>int curr_res = curr_weight +</text:p>
      <text:p text:style-name="P6"><text:s text:c="27"/>adj[curr_path[level - 1]][curr_path[0]];</text:p>
      <text:p text:style-name="P6"/>
      <text:p text:style-name="P6"><text:s text:c="11"/></text:p>
      <text:p text:style-name="P6"><text:s text:c="12"/>if (curr_res &lt; final_res)</text:p>
      <text:p text:style-name="P6"><text:s text:c="12"/>{</text:p>
      <text:p text:style-name="P6"><text:s text:c="16"/>copyToFinal(curr_path);</text:p>
      <text:p text:style-name="P6"><text:s text:c="16"/>final_res = curr_res;</text:p>
      <text:p text:style-name="P6"><text:s text:c="12"/>}</text:p>
      <text:p text:style-name="P6"><text:s text:c="8"/>}</text:p>
      <text:p text:style-name="P6"><text:s text:c="8"/>return;</text:p>
      <text:p text:style-name="P6"><text:s text:c="4"/>}</text:p>
      <text:p text:style-name="P6"/>
      <text:p text:style-name="P6"><text:s text:c="2"/></text:p>
      <text:p text:style-name="P6"><text:s text:c="4"/>for (int i = 0; i &lt; N; i++)</text:p>
      <text:p text:style-name="P6"><text:s text:c="4"/>{</text:p>
      <text:p text:style-name="P6"><text:s text:c="7"/></text:p>
      <text:p text:style-name="P6"><text:s text:c="8"/>if (adj[curr_path[level - 1]][i] != 0 &amp;&amp;</text:p>
      <text:p text:style-name="P6"><text:s text:c="12"/>visited[i] == false)</text:p>
      <text:p text:style-name="P6"><text:s text:c="8"/>{</text:p>
      <text:p text:style-name="P6"><text:s text:c="12"/>int temp = curr_bound;</text:p>
      <text:p text:style-name="P6"><text:s text:c="12"/>curr_weight += adj[curr_path[level - 1]][i];</text:p>
      <text:p text:style-name="P6"/>
      <text:p text:style-name="P6"><text:soft-page-break/><text:s text:c="8"/></text:p>
      <text:p text:style-name="P6"><text:s text:c="12"/>if (level == 1)</text:p>
      <text:p text:style-name="P6"><text:s text:c="16"/>curr_bound -= ((firstMin(adj, curr_path[level - 1]) +</text:p>
      <text:p text:style-name="P6"><text:s text:c="32"/>firstMin(adj, i)) /</text:p>
      <text:p text:style-name="P6"><text:s text:c="31"/>2);</text:p>
      <text:p text:style-name="P6"><text:s text:c="12"/>else</text:p>
      <text:p text:style-name="P6"><text:s text:c="16"/>curr_bound -= ((secondMin(adj, curr_path[level - 1]) +</text:p>
      <text:p text:style-name="P6"><text:s text:c="32"/>firstMin(adj, i)) /</text:p>
      <text:p text:style-name="P6"><text:s text:c="31"/>2);</text:p>
      <text:p text:style-name="P6"/>
      <text:p text:style-name="P6"><text:s text:c="11"/></text:p>
      <text:p text:style-name="P6"><text:s text:c="12"/>if (curr_bound + curr_weight &lt; final_res)</text:p>
      <text:p text:style-name="P6"><text:s text:c="12"/>{</text:p>
      <text:p text:style-name="P6"><text:s text:c="16"/>curr_path[level] = i;</text:p>
      <text:p text:style-name="P6"><text:s text:c="16"/>visited[i] = true;</text:p>
      <text:p text:style-name="P6"/>
      <text:p text:style-name="P6"><text:s text:c="16"/></text:p>
      <text:p text:style-name="P6"><text:s text:c="16"/>TSPRec(adj, curr_bound, curr_weight, level + 1,</text:p>
      <text:p text:style-name="P6"><text:s text:c="23"/>curr_path);</text:p>
      <text:p text:style-name="P6"><text:s text:c="12"/>}</text:p>
      <text:p text:style-name="P6"/>
      <text:p text:style-name="P6"><text:s text:c="12"/></text:p>
      <text:p text:style-name="P6"><text:s text:c="12"/>curr_weight -= adj[curr_path[level - 1]][i];</text:p>
      <text:p text:style-name="P6"><text:s text:c="12"/>curr_bound = temp;</text:p>
      <text:p text:style-name="P6"/>
      <text:p text:style-name="P6"><text:s text:c="11"/></text:p>
      <text:p text:style-name="P6"><text:s text:c="12"/>memset(visited, false, sizeof(visited));</text:p>
      <text:p text:style-name="P6"><text:s text:c="12"/>for (int j = 0; j &lt;= level - 1; j++)</text:p>
      <text:p text:style-name="P6"><text:s text:c="16"/>visited[curr_path[j]] = true;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6">void TSP(int adj[N][N])</text:p>
      <text:p text:style-name="P6">{</text:p>
      <text:p text:style-name="P6"><text:s text:c="4"/>int curr_path[N + 1];</text:p>
      <text:p text:style-name="P6"/>
      <text:p text:style-name="P6"><text:s text:c="2"/></text:p>
      <text:p text:style-name="P6"><text:s text:c="4"/>int curr_bound = 0;</text:p>
      <text:p text:style-name="P6"><text:s text:c="4"/>memset(curr_path, -1, sizeof(curr_path));</text:p>
      <text:p text:style-name="P6"><text:s text:c="4"/>memset(visited, 0, sizeof(curr_path));</text:p>
      <text:p text:style-name="P6"/>
      <text:p text:style-name="P6"><text:s text:c="3"/></text:p>
      <text:p text:style-name="P6"><text:s text:c="4"/>for (int i = 0; i &lt; N; i++)</text:p>
      <text:p text:style-name="P6"><text:soft-page-break/><text:s text:c="8"/>curr_bound += (firstMin(adj, i) +</text:p>
      <text:p text:style-name="P6"><text:s text:c="23"/>secondMin(adj, i));</text:p>
      <text:p text:style-name="P6"/>
      <text:p text:style-name="P6"><text:s text:c="3"/></text:p>
      <text:p text:style-name="P6"><text:s text:c="4"/>curr_bound = (curr_bound &amp; 1) ? curr_bound / 2 + 1 : curr_bound / 2;</text:p>
      <text:p text:style-name="P6"/>
      <text:p text:style-name="P6"><text:s text:c="2"/></text:p>
      <text:p text:style-name="P6"><text:s text:c="4"/>visited[0] = true;</text:p>
      <text:p text:style-name="P6"><text:s text:c="4"/>curr_path[0] = 0;</text:p>
      <text:p text:style-name="P6"/>
      <text:p text:style-name="P6"><text:s text:c="4"/></text:p>
      <text:p text:style-name="P6"><text:s text:c="4"/>TSPRec(adj, curr_bound, 0, 1, curr_path);</text:p>
      <text:p text:style-name="P6">}</text:p>
      <text:p text:style-name="P6"/>
      <text:p text:style-name="P6"/>
      <text:p text:style-name="P6">int main()</text:p>
      <text:p text:style-name="P6">{</text:p>
      <text:p text:style-name="P6"><text:s text:c="2"/></text:p>
      <text:p text:style-name="P6"><text:s text:c="4"/>int adj[N][N] = {{0, 10, 15, 20},</text:p>
      <text:p text:style-name="P6"><text:s text:c="21"/>{10, 0, 35, 25},</text:p>
      <text:p text:style-name="P6"><text:s text:c="21"/>{15, 35, 0, 30},</text:p>
      <text:p text:style-name="P6"><text:s text:c="21"/>{20, 25, 30, 0}};</text:p>
      <text:p text:style-name="P6"/>
      <text:p text:style-name="P6"><text:s text:c="4"/>TSP(adj);</text:p>
      <text:p text:style-name="P6"/>
      <text:p text:style-name="P6"><text:s text:c="4"/>printf("Minimum cost : %d\n", final_res);</text:p>
      <text:p text:style-name="P6"><text:s text:c="4"/>printf("Path Taken : ");</text:p>
      <text:p text:style-name="P6"><text:s text:c="4"/>for (int i = 0; i &lt;= N; i++)</text:p>
      <text:p text:style-name="P6"><text:s text:c="8"/>printf("%d ", final_path[i]);</text:p>
      <text:p text:style-name="P6"/>
      <text:p text:style-name="P6"><text:s text:c="4"/>return 0;</text:p>
      <text:p text:style-name="P6">}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4:18:05.955251090</meta:creation-date>
    <dc:date>2022-11-16T14:40:53.894688033</dc:date>
    <meta:editing-duration>PT12M37S</meta:editing-duration>
    <meta:editing-cycles>1</meta:editing-cycles>
    <meta:document-statistic meta:table-count="0" meta:image-count="0" meta:object-count="0" meta:page-count="8" meta:paragraph-count="303" meta:word-count="766" meta:character-count="6235" meta:non-whitespace-character-count="4354"/>
    <meta:generator>LibreOffice/7.3.6.2$Linux_X86_64 LibreOffice_project/30$Build-2</meta:generator>
  </office:meta>
</office:document-meta>
</file>